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21mm"/>
    </style:style>
    <style:style style:name="co3" style:family="table-column">
      <style:table-column-properties fo:break-before="auto" style:column-width="30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ce3"/>
        <table:table-column table:style-name="co1" table:number-columns-repeated="2" table:default-cell-style-name="ce3"/>
        <table:table-row table:style-name="ro1">
          <table:table-cell table:number-columns-repeated="4"/>
          <table:table-cell table:style-name="ce2" office:value-type="string" calcext:value-type="string">
            <text:p>Intervalo</text:p>
          </table:table-cell>
          <table:table-cell table:style-name="ce2" office:value-type="string" calcext:value-type="string">
            <text:p>IDADECAT1</text:p>
          </table:table-cell>
          <table:table-cell table:style-name="ce2" office:value-type="string" calcext:value-type="string">
            <text:p>IDADECAT2</text:p>
          </table:table-cell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enos de 1 ano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 table:number-columns-spanned="1" table:number-rows-spanned="2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/>
          <table:table-cell table:formula="of:=CONCATENATE([.A3]; &quot; a &quot;; [.B3]; &quot; anos&quot;)" office:value-type="string" office:string-value="1 a 4 anos" calcext:value-type="string">
            <text:p>1 a 4 anos</text:p>
          </table:table-cell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table:formula="of:=[.A4]+4" office:value-type="float" office:value="9" calcext:value-type="float">
            <text:p>9</text:p>
          </table:table-cell>
          <table:table-cell table:number-columns-repeated="2"/>
          <table:table-cell table:formula="of:=CONCATENATE([.A4]; &quot; a &quot;; [.B4]; &quot; anos&quot;)" office:value-type="string" office:string-value="5 a 9 anos" calcext:value-type="string">
            <text:p>5 a 9 ano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 table:number-columns-spanned="1" table:number-rows-spanned="3">
            <text:p>2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table:formula="of:=[.A5]+4" office:value-type="float" office:value="14" calcext:value-type="float">
            <text:p>14</text:p>
          </table:table-cell>
          <table:table-cell table:number-columns-repeated="2"/>
          <table:table-cell table:formula="of:=CONCATENATE([.A5]; &quot; a &quot;; [.B5]; &quot; anos&quot;)" office:value-type="string" office:string-value="10 a 14 anos" calcext:value-type="string">
            <text:p>10 a 14 anos</text:p>
          </table:table-cell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table:formula="of:=[.A6]+4" office:value-type="float" office:value="19" calcext:value-type="float">
            <text:p>19</text:p>
          </table:table-cell>
          <table:table-cell table:number-columns-repeated="2"/>
          <table:table-cell table:formula="of:=CONCATENATE([.A6]; &quot; a &quot;; [.B6]; &quot; anos&quot;)" office:value-type="string" office:string-value="15 a 19 anos" calcext:value-type="string">
            <text:p>15 a 19 anos</text:p>
          </table:table-cell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table:formula="of:=[.A7]+4" office:value-type="float" office:value="24" calcext:value-type="float">
            <text:p>24</text:p>
          </table:table-cell>
          <table:table-cell table:number-columns-repeated="2"/>
          <table:table-cell table:formula="of:=CONCATENATE([.A7]; &quot; a &quot;; [.B7]; &quot; anos&quot;)" office:value-type="string" office:string-value="20 a 24 anos" calcext:value-type="string">
            <text:p>20 a 24 ano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 table:number-columns-spanned="1" table:number-rows-spanned="4">
            <text:p>3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table:formula="of:=[.A8]+4" office:value-type="float" office:value="29" calcext:value-type="float">
            <text:p>29</text:p>
          </table:table-cell>
          <table:table-cell table:number-columns-repeated="2"/>
          <table:table-cell table:formula="of:=CONCATENATE([.A8]; &quot; a &quot;; [.B8]; &quot; anos&quot;)" office:value-type="string" office:string-value="25 a 29 anos" calcext:value-type="string">
            <text:p>25 a 29 anos</text:p>
          </table:table-cell>
          <table:table-cell office:value-type="float" office:value="7" calcext:value-type="float">
            <text:p>7</text:p>
          </table:table-cell>
          <table:covered-table-cell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table:formula="of:=[.A9]+4" office:value-type="float" office:value="34" calcext:value-type="float">
            <text:p>34</text:p>
          </table:table-cell>
          <table:table-cell table:number-columns-repeated="2"/>
          <table:table-cell table:formula="of:=CONCATENATE([.A9]; &quot; a &quot;; [.B9]; &quot; anos&quot;)" office:value-type="string" office:string-value="30 a 34 anos" calcext:value-type="string">
            <text:p>30 a 34 anos</text:p>
          </table:table-cell>
          <table:table-cell office:value-type="float" office:value="8" calcext:value-type="float">
            <text:p>8</text:p>
          </table:table-cell>
          <table:covered-table-cell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table:formula="of:=[.A10]+4" office:value-type="float" office:value="39" calcext:value-type="float">
            <text:p>39</text:p>
          </table:table-cell>
          <table:table-cell table:number-columns-repeated="2"/>
          <table:table-cell table:formula="of:=CONCATENATE([.A10]; &quot; a &quot;; [.B10]; &quot; anos&quot;)" office:value-type="string" office:string-value="35 a 39 anos" calcext:value-type="string">
            <text:p>35 a 39 anos</text:p>
          </table:table-cell>
          <table:table-cell office:value-type="float" office:value="9" calcext:value-type="float">
            <text:p>9</text:p>
          </table:table-cell>
          <table:covered-table-cell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table:formula="of:=[.A11]+4" office:value-type="float" office:value="44" calcext:value-type="float">
            <text:p>44</text:p>
          </table:table-cell>
          <table:table-cell table:number-columns-repeated="2"/>
          <table:table-cell table:formula="of:=CONCATENATE([.A11]; &quot; a &quot;; [.B11]; &quot; anos&quot;)" office:value-type="string" office:string-value="40 a 44 anos" calcext:value-type="string">
            <text:p>40 a 44 ano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 table:number-columns-spanned="1" table:number-rows-spanned="4">
            <text:p>4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table:formula="of:=[.A12]+4" office:value-type="float" office:value="49" calcext:value-type="float">
            <text:p>49</text:p>
          </table:table-cell>
          <table:table-cell table:number-columns-repeated="2"/>
          <table:table-cell table:formula="of:=CONCATENATE([.A12]; &quot; a &quot;; [.B12]; &quot; anos&quot;)" office:value-type="string" office:string-value="45 a 49 anos" calcext:value-type="string">
            <text:p>45 a 49 anos</text:p>
          </table:table-cell>
          <table:table-cell office:value-type="float" office:value="11" calcext:value-type="float">
            <text:p>11</text:p>
          </table:table-cell>
          <table:covered-table-cell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table:formula="of:=[.A13]+4" office:value-type="float" office:value="54" calcext:value-type="float">
            <text:p>54</text:p>
          </table:table-cell>
          <table:table-cell table:number-columns-repeated="2"/>
          <table:table-cell table:formula="of:=CONCATENATE([.A13]; &quot; a &quot;; [.B13]; &quot; anos&quot;)" office:value-type="string" office:string-value="50 a 54 anos" calcext:value-type="string">
            <text:p>50 a 54 anos</text:p>
          </table:table-cell>
          <table:table-cell office:value-type="float" office:value="12" calcext:value-type="float">
            <text:p>12</text:p>
          </table:table-cell>
          <table:covered-table-cell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table:formula="of:=[.A14]+4" office:value-type="float" office:value="59" calcext:value-type="float">
            <text:p>59</text:p>
          </table:table-cell>
          <table:table-cell table:number-columns-repeated="2"/>
          <table:table-cell table:formula="of:=CONCATENATE([.A14]; &quot; a &quot;; [.B14]; &quot; anos&quot;)" office:value-type="string" office:string-value="55 a 59 anos" calcext:value-type="string">
            <text:p>55 a 59 anos</text:p>
          </table:table-cell>
          <table:table-cell office:value-type="float" office:value="13" calcext:value-type="float">
            <text:p>13</text:p>
          </table:table-cell>
          <table:covered-table-cell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table:formula="of:=[.A15]+4" office:value-type="float" office:value="64" calcext:value-type="float">
            <text:p>64</text:p>
          </table:table-cell>
          <table:table-cell table:number-columns-repeated="2"/>
          <table:table-cell table:formula="of:=CONCATENATE([.A15]; &quot; a &quot;; [.B15]; &quot; anos&quot;)" office:value-type="string" office:string-value="60 a 64 anos" calcext:value-type="string">
            <text:p>60 a 64 anos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 table:number-columns-spanned="1" table:number-rows-spanned="2">
            <text:p>5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table:formula="of:=[.A16]+4" office:value-type="float" office:value="69" calcext:value-type="float">
            <text:p>69</text:p>
          </table:table-cell>
          <table:table-cell table:number-columns-repeated="2"/>
          <table:table-cell table:formula="of:=CONCATENATE([.A16]; &quot; a &quot;; [.B16]; &quot; anos&quot;)" office:value-type="string" office:string-value="65 a 69 anos" calcext:value-type="string">
            <text:p>65 a 69 anos</text:p>
          </table:table-cell>
          <table:table-cell office:value-type="float" office:value="15" calcext:value-type="float">
            <text:p>15</text:p>
          </table:table-cell>
          <table:covered-table-cell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table:formula="of:=[.A17]+4" office:value-type="float" office:value="74" calcext:value-type="float">
            <text:p>74</text:p>
          </table:table-cell>
          <table:table-cell table:number-columns-repeated="2"/>
          <table:table-cell table:formula="of:=CONCATENATE([.A17]; &quot; a &quot;; [.B17]; &quot; anos&quot;)" office:value-type="string" office:string-value="70 a 74 anos" calcext:value-type="string">
            <text:p>70 a 74 anos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 table:number-columns-spanned="1" table:number-rows-spanned="2">
            <text:p>6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table:formula="of:=[.A18]+4" office:value-type="float" office:value="79" calcext:value-type="float">
            <text:p>79</text:p>
          </table:table-cell>
          <table:table-cell table:number-columns-repeated="2"/>
          <table:table-cell table:formula="of:=CONCATENATE([.A18]; &quot; a &quot;; [.B18]; &quot; anos&quot;)" office:value-type="string" office:string-value="75 a 79 anos" calcext:value-type="string">
            <text:p>75 a 79 anos</text:p>
          </table:table-cell>
          <table:table-cell office:value-type="float" office:value="17" calcext:value-type="float">
            <text:p>17</text:p>
          </table:table-cell>
          <table:covered-table-cell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table:formula="of:=[.A19]+4" office:value-type="float" office:value="84" calcext:value-type="float">
            <text:p>84</text:p>
          </table:table-cell>
          <table:table-cell table:number-columns-repeated="2"/>
          <table:table-cell table:formula="of:=CONCATENATE([.A19]; &quot; a &quot;; [.B19]; &quot; anos&quot;)" office:value-type="string" office:string-value="80 a 84 anos" calcext:value-type="string">
            <text:p>80 a 84 anos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 table:number-columns-spanned="1" table:number-rows-spanned="2">
            <text:p>7</text:p>
          </table:table-cell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table:formula="of:=[.A20]+4" office:value-type="float" office:value="89" calcext:value-type="float">
            <text:p>89</text:p>
          </table:table-cell>
          <table:table-cell table:number-columns-repeated="2"/>
          <table:table-cell table:formula="of:=CONCATENATE([.A20]; &quot; a &quot;; [.B20]; &quot; anos&quot;)" office:value-type="string" office:string-value="85 a 89 anos" calcext:value-type="string">
            <text:p>85 a 89 anos</text:p>
          </table:table-cell>
          <table:table-cell office:value-type="float" office:value="19" calcext:value-type="float">
            <text:p>19</text:p>
          </table:table-cell>
          <table:covered-table-cell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∞</text:p>
          </table:table-cell>
          <table:table-cell table:number-columns-repeated="2"/>
          <table:table-cell office:value-type="string" calcext:value-type="string">
            <text:p>90 anos ou mais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number-rows-repeated="104855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2T14:31:02.435306564</meta:creation-date>
    <dc:date>2020-12-02T14:38:32.641049980</dc:date>
    <meta:editing-duration>PT7M34S</meta:editing-duration>
    <meta:editing-cycles>3</meta:editing-cycles>
    <meta:generator>LibreOffice/6.2.5.2$Linux_X86_64 LibreOffice_project/1ec314fa52f458adc18c4f025c545a4e8b22c159</meta:generator>
    <meta:document-statistic meta:table-count="1" meta:cell-count="91" meta:object-count="0"/>
  </office:meta>
</office:document-meta>
</file>